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cfe7f5" draw:textarea-horizontal-align="justify" draw:textarea-vertical-align="middle" draw:auto-grow-height="false" fo:min-height="4.474cm" fo:min-width="5.471cm"/>
    </style:style>
    <style:style style:name="gr2" style:family="graphic" style:parent-style-name="standard">
      <style:graphic-properties svg:stroke-color="#000000" draw:fill="none" draw:fill-color="#cfe7f5" draw:textarea-horizontal-align="justify" draw:textarea-vertical-align="middle" draw:auto-grow-height="false" fo:min-height="3.983cm" fo:min-width="5.575cm"/>
    </style:style>
    <style:style style:name="gr3" style:family="graphic" style:parent-style-name="standard">
      <style:graphic-properties svg:stroke-color="#000000" draw:fill="none" draw:fill-color="#cfe7f5" draw:textarea-horizontal-align="justify" draw:textarea-vertical-align="middle" draw:auto-grow-height="false" fo:min-height="4.307cm" fo:min-width="5.382cm"/>
    </style:style>
    <style:style style:name="gr4" style:family="graphic" style:parent-style-name="standard">
      <style:graphic-properties draw:stroke="dash" draw:stroke-dash="Fine_20_Dashed"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14.45cm" fo:min-width="14.601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347cm" fo:min-width="1.857cm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145cm" fo:min-width="1.944cm"/>
    </style:style>
    <style:style style:name="gr7" style:family="graphic" style:parent-style-name="standard">
      <style:graphic-properties draw:stroke="dash" draw:stroke-dash="Fine_20_Dashed" svg:stroke-width="0.05cm" svg:stroke-color="#000000" draw:marker-start-width="0.355cm" draw:marker-end-width="0.355cm" draw:fill="none" draw:fill-color="#729fcf" draw:textarea-horizontal-align="justify" draw:textarea-vertical-align="middle" draw:auto-grow-height="false" fo:min-height="5.032cm" fo:min-width="3.53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1cm" fo:min-width="3.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2.0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4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2.3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0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1cm" fo:min-width="1.7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979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cfe7f5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971cm" svg:height="4.724cm" svg:x="20.291cm" svg:y="20.498cm">
          <text:p text:style-name="P1"><text:span text:style-name="T1">Controlador</text:span></text:p>
          <text:p text:style-name="P1"><text:span text:style-name="T2">Administra las solicitudes</text:span></text:p>
          <text:p text:style-name="P1"><text:span text:style-name="T2">del usuario.</text:span></text:p>
          <text:p text:style-name="P1"><text:span text:style-name="T2">Selecciona el comportamiento</text:span></text:p>
          <text:p text:style-name="P1"><text:span text:style-name="T2">del modelo.</text:span></text:p>
          <text:p text:style-name="P1"><text:span text:style-name="T2">Selecciona la respuesta de</text:span></text:p>
          <text:p text:style-name="P1"><text:span text:style-name="T2">la vista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075cm" svg:height="4.233cm" svg:x="28.134cm" svg:y="24.971cm">
          <text:p text:style-name="P1"><text:span text:style-name="T1">Modelo</text:span></text:p>
          <text:p text:style-name="P1"><text:span text:style-name="T2">Contiene las funciones.</text:span></text:p>
          <text:p text:style-name="P1"><text:span text:style-name="T2">Contiene objetos de contenido.</text:span></text:p>
          <text:p text:style-name="P1"><text:span text:style-name="T2">Incorpora estados de la</text:span></text:p>
          <text:p text:style-name="P1"><text:span text:style-name="T2">webapp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882cm" svg:height="4.557cm" svg:x="20.35cm" svg:y="27.896cm">
          <text:p text:style-name="P3"><text:span text:style-name="T1">Vista</text:span></text:p>
          <text:p text:style-name="P3"><text:span text:style-name="T2">Prepara los datos del modelo.</text:span></text:p>
          <text:p text:style-name="P3"><text:span text:style-name="T2">Solicita actualizaciones del</text:span></text:p>
          <text:p text:style-name="P3"><text:span text:style-name="T2">Modelo.</text:span></text:p>
          <text:p text:style-name="P3"><text:span text:style-name="T2">Presenta la vista seleccionada</text:span></text:p>
          <text:p text:style-name="P3"><text:span text:style-name="T2">por el controlador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5.151cm" svg:height="14.75cm" svg:x="19.919cm" svg:y="20.0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406cm" svg:height="4.234cm" svg:x="36.131cm" svg:y="24.9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4" draw:id="id4" draw:layer="layout" svg:width="3.454cm" svg:height="3.387cm" svg:x="13.901cm" svg:y="24.308cm">
          <text:p text:style-name="P6"><text:span text:style-name="T3">Navega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08cm" svg:height="5.332cm" svg:x="13.564cm" svg:y="23.52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912cm" svg:height="0.721cm" svg:x="15.795cm" svg:y="28.14cm">
          <draw:text-box>
            <text:p><text:span text:style-name="T1">Cliente</text:span></text:p>
          </draw:text-box>
        </draw:frame>
        <draw:connector draw:style-name="gr9" draw:text-style-name="P9" draw:layer="layout" svg:x1="26.262cm" svg:y1="22.86cm" svg:x2="31.171cm" svg:y2="24.971cm" draw:start-shape="id1" draw:start-glue-point="1" draw:end-shape="id2" draw:end-glue-point="0" svg:d="M26262 22860h4909v2111" svg:viewBox="0 0 4910 2112">
          <text:p/>
        </draw:connector>
        <draw:connector draw:style-name="gr9" draw:text-style-name="P5" draw:layer="layout" draw:line-skew="0.648cm" svg:x1="23.291cm" svg:y1="32.453cm" svg:x2="31.171cm" svg:y2="29.204cm" draw:start-shape="id3" draw:start-glue-point="2" draw:end-shape="id2" svg:d="M23291 32453v1148h7880v-4397" svg:viewBox="0 0 7881 4398">
          <text:p/>
        </draw:connector>
        <draw:connector draw:style-name="gr9" draw:text-style-name="P5" draw:layer="layout" svg:x1="28.134cm" svg:y1="27.087cm" svg:x2="26.232cm" svg:y2="30.174cm" draw:start-shape="id2" draw:start-glue-point="3" draw:end-shape="id3" draw:end-glue-point="1" svg:d="M28134 27087h-951v3087h-951" svg:viewBox="0 0 1903 3088">
          <text:p/>
        </draw:connector>
        <draw:frame draw:style-name="gr10" draw:text-style-name="P10" draw:layer="layout" svg:width="4.122cm" svg:height="1.661cm" svg:x="31.08cm" svg:y="22.638cm">
          <draw:text-box>
            <text:p text:style-name="P3"><text:span text:style-name="T4">Solicitud de </text:span></text:p>
            <text:p text:style-name="P3"><text:span text:style-name="T4">comportamiento </text:span></text:p>
            <text:p text:style-name="P3"><text:span text:style-name="T4">(cambio de estado)</text:span></text:p>
          </draw:text-box>
        </draw:frame>
        <draw:frame draw:style-name="gr11" draw:text-style-name="P10" draw:layer="layout" svg:width="2.991cm" svg:height="1.191cm" svg:x="31.058cm" svg:y="30.46cm">
          <draw:text-box>
            <text:p text:style-name="P3"><text:span text:style-name="T4">Actualización</text:span><text:span text:style-name="T4"><text:line-break/></text:span><text:span text:style-name="T4">de solicitud</text:span></text:p>
          </draw:text-box>
        </draw:frame>
        <draw:frame draw:style-name="gr12" draw:text-style-name="P10" draw:layer="layout" svg:width="2.288cm" svg:height="1.191cm" svg:x="27.294cm" svg:y="29.703cm">
          <draw:text-box>
            <text:p text:style-name="P3"><text:span text:style-name="T4">Datos del</text:span><text:span text:style-name="T4"><text:line-break/></text:span><text:span text:style-name="T4">modelo</text:span></text:p>
          </draw:text-box>
        </draw:frame>
        <draw:frame draw:style-name="gr13" draw:text-style-name="P10" draw:layer="layout" svg:width="3.368cm" svg:height="1.191cm" svg:x="23.24cm" svg:y="26.182cm">
          <draw:text-box>
            <text:p text:style-name="P3"><text:span text:style-name="T4">Selección de la</text:span><text:span text:style-name="T4"><text:line-break/></text:span><text:span text:style-name="T4">vista</text:span></text:p>
          </draw:text-box>
        </draw:frame>
        <draw:connector draw:style-name="gr9" draw:text-style-name="P5" draw:layer="layout" svg:x1="23.276cm" svg:y1="25.222cm" svg:x2="23.291cm" svg:y2="27.896cm" draw:start-shape="id1" draw:start-glue-point="2" draw:end-shape="id3" draw:end-glue-point="0" svg:d="M23276 25222v1337h15v1337" svg:viewBox="0 0 16 2675">
          <text:p/>
        </draw:connector>
        <draw:frame draw:style-name="gr14" draw:text-style-name="P8" draw:layer="layout" svg:width="2.217cm" svg:height="0.721cm" svg:x="32.552cm" svg:y="34.022cm">
          <draw:text-box>
            <text:p><text:span text:style-name="T1">Servidor</text:span></text:p>
          </draw:text-box>
        </draw:frame>
        <draw:frame draw:style-name="gr15" draw:text-style-name="P8" draw:layer="layout" svg:width="3.554cm" svg:height="0.721cm" svg:x="35.541cm" svg:y="29.367cm">
          <draw:text-box>
            <text:p><text:span text:style-name="T1">Datos externos</text:span></text:p>
          </draw:text-box>
        </draw:frame>
        <draw:connector draw:style-name="gr9" draw:text-style-name="P5" draw:layer="layout" draw:type="line" svg:x1="20.35cm" svg:y1="30.174cm" svg:x2="16.85cm" svg:y2="27.199cm" draw:start-shape="id3" draw:start-glue-point="3" draw:end-shape="id4" draw:end-glue-point="9" svg:d="M20350 30174l-3500-2975" svg:viewBox="0 0 3501 2976">
          <text:p/>
        </draw:connector>
        <draw:connector draw:style-name="gr9" draw:text-style-name="P5" draw:layer="layout" draw:type="line" svg:x1="16.85cm" svg:y1="24.804cm" svg:x2="20.291cm" svg:y2="22.86cm" draw:start-shape="id4" draw:start-glue-point="11" draw:end-shape="id1" draw:end-glue-point="3" svg:d="M16850 24804l3441-1944" svg:viewBox="0 0 3442 1945">
          <text:p/>
        </draw:connector>
        <draw:frame draw:style-name="gr16" draw:text-style-name="P10" draw:layer="layout" svg:width="2.568cm" svg:height="1.661cm" svg:x="17.179cm" svg:y="21.661cm">
          <draw:text-box>
            <text:p text:style-name="P3"><text:span text:style-name="T4">Solicitud</text:span><text:span text:style-name="T4"><text:line-break/></text:span><text:span text:style-name="T4">o datos</text:span><text:span text:style-name="T4"><text:line-break/></text:span><text:span text:style-name="T4">del usuario</text:span></text:p>
          </draw:text-box>
        </draw:frame>
        <draw:frame draw:style-name="gr17" draw:text-style-name="P10" draw:layer="layout" svg:width="2.873cm" svg:height="0.721cm" svg:x="16.913cm" svg:y="29.614cm">
          <draw:text-box>
            <text:p text:style-name="P3"><text:span text:style-name="T4">Datos HTML</text:span></text:p>
          </draw:text-box>
        </draw:frame>
        <draw:connector draw:style-name="gr18" draw:text-style-name="P5" draw:layer="layout" svg:x1="34.209cm" svg:y1="27.087cm" svg:x2="36.131cm" svg:y2="27.093cm" draw:start-shape="id2" draw:start-glue-point="1" draw:end-shape="id5" draw:end-glue-point="6" svg:d="M34209 27087h949v6h973" svg:viewBox="0 0 1923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11:12:00.437097000</meta:creation-date>
    <meta:generator>LibreOffice/4.4.4.3$MacOSX_X86_64 LibreOffice_project/2c39ebcf046445232b798108aa8a7e7d89552ea8</meta:generator>
    <dc:date>2016-09-29T23:13:42.890733000</dc:date>
    <meta:editing-duration>PT27M26S</meta:editing-duration>
    <meta:editing-cycles>10</meta:editing-cycles>
    <meta:document-statistic meta:object-count="23"/>
  </office:meta>
</office:document-meta>
</file>